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62in"/>
    </style:style>
    <style:style style:name="co2" style:family="table-column">
      <style:table-column-properties fo:break-before="auto" style:column-width="2.2638in"/>
    </style:style>
    <style:style style:name="co3" style:family="table-column">
      <style:table-column-properties fo:break-before="auto" style:column-width="2.0244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599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nput</text:p>
          </table:table-cell>
          <table:table-cell table:style-name="ce1" office:value-type="string">
            <text:p>Vertical State</text:p>
          </table:table-cell>
          <table:table-cell table:style-name="ce1" office:value-type="string">
            <text:p>Current State</text:p>
          </table:table-cell>
          <table:table-cell table:style-name="ce1" office:value-type="string">
            <text:p>New State</text:p>
          </table:table-cell>
          <table:table-cell table:style-name="ce1" office:value-type="string">
            <text:p>New Vert Stat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orth</text:p>
          </table:table-cell>
          <table:table-cell office:value-type="string">
            <text:p>Ground</text:p>
          </table:table-cell>
          <table:table-cell office:value-type="string">
            <text:p>Idle</text:p>
          </table:table-cell>
          <table:table-cell office:value-type="string">
            <text:p>Jump-Star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and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alk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artup-Ducking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Ducking</text:p>
          </table:table-cell>
          <table:table-cell office:value-type="string">
            <text:p>Jump-Start</text:p>
          </table:table-cell>
          <table:table-cell/>
        </table:table-row>
        <table:table-row table:style-name="ro1">
          <table:table-cell/>
          <table:table-cell office:value-type="string">
            <text:p>Air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uth</text:p>
          </table:table-cell>
          <table:table-cell office:value-type="string">
            <text:p>Ground</text:p>
          </table:table-cell>
          <table:table-cell office:value-type="string">
            <text:p>Idle</text:p>
          </table:table-cell>
          <table:table-cell office:value-type="string">
            <text:p>Ducking-Star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and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alk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ck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i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ast</text:p>
          </table:table-cell>
          <table:table-cell office:value-type="string">
            <text:p>Ground</text:p>
          </table:table-cell>
          <table:table-cell office:value-type="string">
            <text:p>Idle</text:p>
          </table:table-cell>
          <table:table-cell office:value-type="string">
            <text:p>Walking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and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alk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ucking-Star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ir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est</text:p>
          </table:table-cell>
          <table:table-cell office:value-type="string">
            <text:p>Ground</text:p>
          </table:table-cell>
          <table:table-cell office:value-type="string">
            <text:p>Idle</text:p>
          </table:table-cell>
          <table:table-cell office:value-type="string">
            <text:p>Walking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and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alk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ucking-Star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ir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ight-Punch</text:p>
          </table:table-cell>
          <table:table-cell office:value-type="string">
            <text:p>Ground</text:p>
          </table:table-cell>
          <table:table-cell office:value-type="string">
            <text:p>Idle</text:p>
          </table:table-cell>
          <table:table-cell office:value-type="string">
            <text:p>Ground-Light-Punc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and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alk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ucking-Start</text:p>
          </table:table-cell>
          <table:table-cell office:value-type="string">
            <text:p>Ducking-Light-Punch</text:p>
          </table:table-cell>
          <table:table-cell office:value-type="string">
            <text:p>Ducking</text:p>
          </table:table-cell>
        </table:table-row>
        <table:table-row table:style-name="ro1">
          <table:table-cell/>
          <table:table-cell table:number-columns-repeated="2" office:value-type="string">
            <text:p>Ducking</text:p>
          </table:table-cell>
          <table:table-cell office:value-type="string">
            <text:p>Ducking-Light-Punch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Air</text:p>
          </table:table-cell>
          <table:table-cell office:value-type="string">
            <text:p>Air-Light-Punch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Heavy-Punch</text:p>
          </table:table-cell>
          <table:table-cell office:value-type="string">
            <text:p>Ground</text:p>
          </table:table-cell>
          <table:table-cell office:value-type="string">
            <text:p>Idle</text:p>
          </table:table-cell>
          <table:table-cell office:value-type="string">
            <text:p>Ground-Heavy-Punc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and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alk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ucking-Start</text:p>
          </table:table-cell>
          <table:table-cell office:value-type="string">
            <text:p>Ducking-Heavy-Punch</text:p>
          </table:table-cell>
          <table:table-cell office:value-type="string">
            <text:p>Ducking</text:p>
          </table:table-cell>
        </table:table-row>
        <table:table-row table:style-name="ro1">
          <table:table-cell/>
          <table:table-cell table:number-columns-repeated="2" office:value-type="string">
            <text:p>Ducking</text:p>
          </table:table-cell>
          <table:table-cell office:value-type="string">
            <text:p>Ducking-Heavy-Punch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Air</text:p>
          </table:table-cell>
          <table:table-cell office:value-type="string">
            <text:p>Air-Heavy-Punch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ight-Kick</text:p>
          </table:table-cell>
          <table:table-cell office:value-type="string">
            <text:p>Ground</text:p>
          </table:table-cell>
          <table:table-cell office:value-type="string">
            <text:p>Idle</text:p>
          </table:table-cell>
          <table:table-cell office:value-type="string">
            <text:p>Ground-Light-Kick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and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alk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ucking-Start</text:p>
          </table:table-cell>
          <table:table-cell office:value-type="string">
            <text:p>Ducking-Light-Kick</text:p>
          </table:table-cell>
          <table:table-cell office:value-type="string">
            <text:p>Ducking</text:p>
          </table:table-cell>
        </table:table-row>
        <table:table-row table:style-name="ro1">
          <table:table-cell/>
          <table:table-cell table:number-columns-repeated="2" office:value-type="string">
            <text:p>Ducking</text:p>
          </table:table-cell>
          <table:table-cell office:value-type="string">
            <text:p>Ducking-Light-Kick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Air</text:p>
          </table:table-cell>
          <table:table-cell office:value-type="string">
            <text:p>Air-Light-Kick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Heavy-Kick</text:p>
          </table:table-cell>
          <table:table-cell office:value-type="string">
            <text:p>Ground</text:p>
          </table:table-cell>
          <table:table-cell office:value-type="string">
            <text:p>Idle</text:p>
          </table:table-cell>
          <table:table-cell office:value-type="string">
            <text:p>Ground-Heavy-Kick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and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alk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ucking-Start</text:p>
          </table:table-cell>
          <table:table-cell office:value-type="string">
            <text:p>Ducking-Heavy-Kick</text:p>
          </table:table-cell>
          <table:table-cell office:value-type="string">
            <text:p>Ducking</text:p>
          </table:table-cell>
        </table:table-row>
        <table:table-row table:style-name="ro1">
          <table:table-cell/>
          <table:table-cell table:number-columns-repeated="2" office:value-type="string">
            <text:p>Ducking</text:p>
          </table:table-cell>
          <table:table-cell office:value-type="string">
            <text:p>Ducking-Heavy-Kick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Air</text:p>
          </table:table-cell>
          <table:table-cell office:value-type="string">
            <text:p>Air-Heavy-Kick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Guard</text:p>
          </table:table-cell>
          <table:table-cell office:value-type="string">
            <text:p>Ground</text:p>
          </table:table-cell>
          <table:table-cell office:value-type="string">
            <text:p>Idle</text:p>
          </table:table-cell>
          <table:table-cell office:value-type="string">
            <text:p>Guar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and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alk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ucking-Start</text:p>
          </table:table-cell>
          <table:table-cell office:value-type="string">
            <text:p>Ducking-Guard</text:p>
          </table:table-cell>
          <table:table-cell office:value-type="string">
            <text:p>Ducking</text:p>
          </table:table-cell>
        </table:table-row>
        <table:table-row table:style-name="ro1">
          <table:table-cell/>
          <table:table-cell table:number-columns-repeated="2" office:value-type="string">
            <text:p>Ducking</text:p>
          </table:table-cell>
          <table:table-cell office:value-type="string">
            <text:p>Ducking-Guard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Air</text:p>
          </table:table-cell>
          <table:table-cell office:value-type="string">
            <text:p>Air-Guar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Grab</text:p>
          </table:table-cell>
          <table:table-cell office:value-type="string">
            <text:p>Ground</text:p>
          </table:table-cell>
          <table:table-cell office:value-type="string">
            <text:p>Idle</text:p>
          </table:table-cell>
          <table:table-cell office:value-type="string">
            <text:p>Grab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alkin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nim Complete</text:p>
          </table:table-cell>
          <table:table-cell office:value-type="string">
            <text:p>Ground</text:p>
          </table:table-cell>
          <table:table-cell office:value-type="string">
            <text:p>Jump-Start</text:p>
          </table:table-cell>
          <table:table-cell table:number-columns-repeated="2" office:value-type="string">
            <text:p>Air</text:p>
          </table:table-cell>
        </table:table-row>
        <table:table-row table:style-name="ro1">
          <table:table-cell table:number-columns-repeated="2"/>
          <table:table-cell office:value-type="string">
            <text:p>Ducking-Start</text:p>
          </table:table-cell>
          <table:table-cell table:number-columns-repeated="2" office:value-type="string">
            <text:p>Ducking</text:p>
          </table:table-cell>
        </table:table-row>
        <table:table-row table:style-name="ro1">
          <table:table-cell table:number-columns-repeated="2"/>
          <table:table-cell office:value-type="string">
            <text:p>Ground-Light-Punch</text:p>
          </table:table-cell>
          <table:table-cell office:value-type="string">
            <text:p>Idl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round-Light-Ki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round-Heavy-Pun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round-Heavy-Ki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and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cove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rab</text:p>
          </table:table-cell>
          <table:table-cell office:value-type="string">
            <text:p>Grab-Mi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rab-Miss</text:p>
          </table:table-cell>
          <table:table-cell office:value-type="string">
            <text:p>Idl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Knockdown</text:p>
          </table:table-cell>
          <table:table-cell office:value-type="string">
            <text:p>Recovery</text:p>
          </table:table-cell>
          <table:table-cell/>
        </table:table-row>
        <table:table-row table:style-name="ro1">
          <table:table-cell/>
          <table:table-cell office:value-type="string">
            <text:p>Ducking</text:p>
          </table:table-cell>
          <table:table-cell office:value-type="string">
            <text:p>Ducking-Light-Punch</text:p>
          </table:table-cell>
          <table:table-cell office:value-type="string">
            <text:p>Ducking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ucking-Light-Ki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ucking-Heavy-Pun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ucking-Heavy-Ki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ir</text:p>
          </table:table-cell>
          <table:table-cell office:value-type="string">
            <text:p>Air-Light-Punch</text:p>
          </table:table-cell>
          <table:table-cell table:number-columns-repeated="2" office:value-type="string">
            <text:p>Air</text:p>
          </table:table-cell>
        </table:table-row>
        <table:table-row table:style-name="ro1">
          <table:table-cell table:number-columns-repeated="2"/>
          <table:table-cell office:value-type="string">
            <text:p>Air-Light-Ki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ir-Heavy-Pun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ir-Heavy-Kick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Hit Ground</text:p>
          </table:table-cell>
          <table:table-cell office:value-type="string">
            <text:p>Air</text:p>
          </table:table-cell>
          <table:table-cell office:value-type="string">
            <text:p>Air-Light-Punch</text:p>
          </table:table-cell>
          <table:table-cell office:value-type="string">
            <text:p>Landing</text:p>
          </table:table-cell>
          <table:table-cell office:value-type="string">
            <text:p>Ground</text:p>
          </table:table-cell>
        </table:table-row>
        <table:table-row table:style-name="ro1">
          <table:table-cell table:number-columns-repeated="2"/>
          <table:table-cell office:value-type="string">
            <text:p>Air-Light-Ki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ir-Heavy-Pun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ir-Heavy-Ki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uggle</text:p>
          </table:table-cell>
          <table:table-cell office:value-type="string">
            <text:p>Knockdown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Hit</text:p>
          </table:table-cell>
          <table:table-cell office:value-type="string">
            <text:p>Ground</text:p>
          </table:table-cell>
          <table:table-cell office:value-type="string">
            <text:p>Idle</text:p>
          </table:table-cell>
          <table:table-cell office:value-type="string">
            <text:p>Hit-Stu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ump-Star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ucking-Star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and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round-Light-Pun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round-Light-Ki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round-Heavy-Pun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round-Heavy-Ki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uard</text:p>
          </table:table-cell>
          <table:table-cell office:value-type="string">
            <text:p>Guard-Stun</text:p>
          </table:table-cell>
          <table:table-cell/>
        </table:table-row>
        <table:table-row table:style-name="ro1">
          <table:table-cell/>
          <table:table-cell office:value-type="string">
            <text:p>Ducking</text:p>
          </table:table-cell>
          <table:table-cell office:value-type="string">
            <text:p>Ducking-Light-Punch</text:p>
          </table:table-cell>
          <table:table-cell office:value-type="string">
            <text:p>Ducking-Hit-Stu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ucking-Light-Ki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ucking-Heavy-Pun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ucking-Heavy-Ki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uck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ucking-Guard</text:p>
          </table:table-cell>
          <table:table-cell office:value-type="string">
            <text:p>Ducking-Guard-Stun</text:p>
          </table:table-cell>
          <table:table-cell/>
        </table:table-row>
        <table:table-row table:style-name="ro1">
          <table:table-cell/>
          <table:table-cell office:value-type="string">
            <text:p>Air</text:p>
          </table:table-cell>
          <table:table-cell office:value-type="string">
            <text:p>Air-Light-Punch</text:p>
          </table:table-cell>
          <table:table-cell office:value-type="string">
            <text:p>Juggl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ir-Light-Ki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ir-Heavy-Pun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ir-Heavy-Ki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ir-Guard</text:p>
          </table:table-cell>
          <table:table-cell office:value-type="string">
            <text:p>Air-Guard-Stu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/00/0000</text:date>, <text:time style:data-style-name="N2" text:time-value="0000-00-00T01:08:11.2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9T21:31:00.82</meta:creation-date>
    <dc:date>2013-05-10T02:01:52.16</dc:date>
    <meta:editing-duration>PT1H13M34S</meta:editing-duration>
    <meta:editing-cycles>11</meta:editing-cycles>
    <meta:generator>LibreOffice/3.6$Windows_x86 LibreOffice_project/e29a214-2bbed72-0621de6-a97528c-8f066d</meta:generator>
    <meta:document-statistic meta:table-count="1" meta:cell-count="196" meta:object-count="0"/>
  </office:meta>
</office:document-meta>
</file>